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3239" officeooo:paragraph-rsid="00093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 Die Beschaffung von Handelswaren durch die Abteilung Einkauf ist sinnvoll.</text:p>
      <text:p text:style-name="P1">Alle Abteilungen beschaffen ihre Betriebsmittel selbst, weil die Abteilungen ihren eigenen Bedarf am besten kennen.</text:p>
      <text:p text:style-name="P1"/>
      <text:p text:style-name="P1">3. Vorteile:</text:p>
      <text:p text:style-name="P1">mengenrabatt</text:p>
      <text:p text:style-name="P1">saisonalrabatt</text:p>
      <text:p text:style-name="P1">beschaffungskosten (personalkosten (je weniger einkaufen desto weniger einkäufer müssen eingestellt werden))</text:p>
      <text:p text:style-name="P1">frachtkosten (je mehr man kauft desto geringer werden die transportkosten pro stück)</text:p>
      <text:p text:style-name="P1"/>
      <text:p text:style-name="P1">Nachteile:</text:p>
      <text:p text:style-name="P1">hohe lagerkosten</text:p>
      <text:p text:style-name="P1">hohes gebundenes kapital</text:p>
      <text:p text:style-name="P1">lagerrisiko (diebstahl, verderb, veraltung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0:00:54.010933126</meta:creation-date>
    <dc:date>2022-09-01T11:19:11.030229510</dc:date>
    <meta:editing-duration>PT1H18M17S</meta:editing-duration>
    <meta:editing-cycles>1</meta:editing-cycles>
    <meta:document-statistic meta:table-count="0" meta:image-count="0" meta:object-count="0" meta:page-count="1" meta:paragraph-count="11" meta:word-count="63" meta:character-count="515" meta:non-whitespace-character-count="463"/>
    <meta:generator>LibreOffice/7.4.0.3$MacOSX_X86_64 LibreOffice_project/f85e47c08ddd19c015c0114a68350214f7066f5a</meta:generator>
  </office:meta>
</office:document-meta>
</file>